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5c78"/>
    </style:style>
    <style:style style:name="T1" style:family="text">
      <style:text-properties officeooo:rsid="00175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 resolve error “Access denied at ‘root’@’localhost’</text:span></text:p>
      <text:p text:style-name="P1"/>
      <text:p text:style-name="P1"><text:span text:style-name="T1">Open mysql in command prompt:</text:span></text:p>
      <text:p text:style-name="P1"/>
      <text:p text:style-name="P1">ALTER user 'root'@'localhost' IDENTIFIED WITH mysql_native_password ' at line 1</text:p>
      <text:p text:style-name="Standard">mysql&gt; <text:s/>ALTER user 'root'@'localhost' IDENTIFIED WITH mysql_native_password BY 'password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45:56.026125186</meta:creation-date>
    <dc:date>2019-02-28T13:47:22.207876428</dc:date>
    <meta:editing-duration>PT1M28S</meta:editing-duration>
    <meta:editing-cycles>1</meta:editing-cycles>
    <meta:document-statistic meta:table-count="0" meta:image-count="0" meta:object-count="0" meta:page-count="1" meta:paragraph-count="4" meta:word-count="31" meta:character-count="251" meta:non-whitespace-character-count="223"/>
    <meta:generator>LibreOffice/6.0.7.3$Linux_X86_64 LibreOffice_project/00m0$Build-3</meta:generator>
  </office:meta>
</office:document-meta>
</file>